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2000002E1258D7D2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004080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1cm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T1" style:family="text">
      <style:text-properties fo:color="#ffffff" fo:font-size="72pt" style:font-size-asian="72pt" style:font-size-complex="72pt"/>
    </style:style>
    <text:list-style style:name="L1">
      <text:list-level-style-bullet text:level="1" text:bullet-char="•">
        <style:list-level-properties/>
        <style:text-properties fo:font-family="Arial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usiness Template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5cm" svg:height="4.084cm" svg:x="1cm" svg:y="0.324cm" presentation:class="title" presentation:user-transformed="true">
          <draw:text-box>
            <text:p text:style-name="P1"><text:span text:style-name="T1">Titre par défaut</text:span></text:p>
          </draw:text-box>
        </draw:frame>
        <draw:custom-shape draw:style-name="gr1" draw:text-style-name="P3" draw:layer="layout" svg:width="0.511cm" svg:height="1.018cm" svg:x="10.751cm" svg:y="4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206cm, 1.263cm, 0.351cm, 1.052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cc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éro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Title1-title" draw:layer="backgroundobjects" svg:width="23.5cm" svg:height="4.084cm" svg:x="1cm" svg:y="0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éro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Flowers</dc:title>
    <dc:language>en-US</dc:language>
    <meta:editing-cycles>4</meta:editing-cycles>
    <meta:editing-duration>PT50M15S</meta:editing-duration>
    <meta:creation-date>2011-03-27T14:34:12.62</meta:creation-date>
    <dc:date>2011-03-27T15:35:09.42</dc:date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